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81cm" fo:min-width="2.98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543cm" fo:min-width="2.29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2.17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72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1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7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9cm" fo:min-width="1.65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3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8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65cm" fo:min-width="2.85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2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8.601cm" fo:min-width="8.381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101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6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4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4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584cm" fo:min-width="9.49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809cm" fo:min-width="5.041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1.6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7T15:38:03.436273200</meta:creation-date>
    <dc:date>2025-06-27T20:18:08.496801800</dc:date>
    <meta:editing-duration>PT4H25M11S</meta:editing-duration>
    <meta:editing-cycles>43</meta:editing-cycles>
    <meta:generator>LibreOffice/25.2.3.2$Windows_X86_64 LibreOffice_project/bbb074479178df812d175f709636b368952c2ce3</meta:generator>
    <dc:title>CATopalian True AI Centered by Christopher Andrew Topalian</dc:title>
    <dc:subject>true artificial intelligence</dc:subject>
    <meta:keyword>ai</meta:keyword>
    <meta:keyword>true ai</meta:keyword>
    <dc:publisher>Christopher Andrew Topalian</dc:publisher>
    <dc:description>Dedicated to God the Father
All Rights Reserved Christopher Andrew Topalian Copyright 2000-2025
CATopalian True AI Centered by Christopher Andrew Topalian

https://github.com/ChristopherAndrewTopalian
https://github.com/ChristopherTopalian
https://sites.google.com/view/CollegeOfScripting
https://www.youtube.com/@CollegeOfScripting

College of Scripting Music &amp; Science</dc:description>
    <meta:document-statistic meta:object-count="200"/>
  </office:meta>
</office:document-meta>
</file>